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#Rin = 1MOhm</text:p>
          </table:table-cell>
          <table:table-cell/>
        </table:table-row>
        <table:table-row table:style-name="ro2">
          <table:table-cell office:value-type="string">
            <text:p>#f [Mhz]</text:p>
          </table:table-cell>
          <table:table-cell office:value-type="string">
            <text:p>Upp [mV]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0">
            <text:p>32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80">
            <text:p>38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16.11.2015</text:date>, <text:time>14:07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3:40:06.53</meta:creation-date>
    <dc:date>2015-11-16T14:07:46.15</dc:date>
    <meta:editing-duration>PT12M28S</meta:editing-duration>
    <meta:editing-cycles>2</meta:editing-cycles>
    <meta:generator>OpenOffice/4.1.0$Win32 OpenOffice.org_project/410m18$Build-9764</meta:generator>
    <meta:document-statistic meta:table-count="3" meta:cell-count="35" meta:object-count="0"/>
  </office:meta>
</office:document-meta>
</file>